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1.1.1.1.1.1<text:tab/></text:span><text:span text:style-name="T5">program</text:span><text:span text:style-name="T3"> → </text:span><text:span text:style-name="T2">program id (</text:span><text:span text:style-name="T3"> </text:span><text:span text:style-name="T5">identifier_list</text:span><text:span text:style-name="T3"> </text:span><text:span text:style-name="T2">) ;</text:span><text:span text:style-name="T3"> </text:span><text:span text:style-name="T5">program'</text:span></text:p>
      <text:p text:style-name="P1"/>
      <text:p text:style-name="P3"><text:span text:style-name="T3">1.1.1.1.2.1<text:tab/></text:span><text:span text:style-name="T5">program'</text:span><text:span text:style-name="T3"> → </text:span><text:span text:style-name="T5">declarations program''</text:span></text:p>
      <text:p text:style-name="P3"><text:span text:style-name="T3">1.1.1.1.2.2<text:tab/></text:span><text:span text:style-name="T5">program'</text:span><text:span text:style-name="T3"> → </text:span><text:span text:style-name="T5">program''</text:span></text:p>
      <text:p text:style-name="P1"/>
      <text:p text:style-name="P3"><text:span text:style-name="T3">1.1.1.1.3.1<text:tab/></text:span><text:span text:style-name="T5">program''</text:span><text:span text:style-name="T3"> → </text:span><text:span text:style-name="T5">subprogram_declarations compound_statement</text:span><text:span text:style-name="T3"> </text:span><text:span text:style-name="T2">.</text:span></text:p>
      <text:p text:style-name="P3"><text:span text:style-name="T1">1.1.1.1.3.2<text:tab/></text:span>program''<text:span text:style-name="T1"> → </text:span><text:span text:style-name="T5">compound_statement</text:span><text:span text:style-name="T3"> </text:span><text:span text:style-name="T2">.</text:span></text:p>
      <text:p text:style-name="P1"/>
      <text:p text:style-name="P3"><text:span text:style-name="T3">2.1.1.1.1.1<text:tab/></text:span><text:span text:style-name="T5">identifier_list</text:span><text:span text:style-name="T3"> → </text:span><text:span text:style-name="T2">id</text:span><text:span text:style-name="T3"> </text:span><text:span text:style-name="T5">identifier_list'</text:span></text:p>
      <text:p text:style-name="P1"/>
      <text:p text:style-name="P3"><text:span text:style-name="T3">2.1.2.1.1.1<text:tab/></text:span><text:span text:style-name="T5">identifier_list'</text:span><text:span text:style-name="T3"> → </text:span><text:span text:style-name="T2">,</text:span><text:span text:style-name="T5"> </text:span><text:span text:style-name="T2">id</text:span><text:span text:style-name="T3"> </text:span><text:span text:style-name="T5">identifier_list'</text:span></text:p>
      <text:p text:style-name="P3"><text:span text:style-name="T3">2.1.2.2.1.1<text:tab/></text:span><text:span text:style-name="T5">identifier_list'</text:span><text:span text:style-name="T3"> → </text:span><text:span text:style-name="T2">ε</text:span></text:p>
      <text:p text:style-name="P1"/>
      <text:p text:style-name="P3"><text:span text:style-name="T1">3.1.1.1.1.1<text:tab/></text:span>declarations<text:span text:style-name="T1"> → </text:span><text:span text:style-name="T2">var id :</text:span><text:span text:style-name="T5"> type</text:span><text:span text:style-name="T3"> </text:span><text:span text:style-name="T2">;</text:span><text:span text:style-name="T3"> </text:span><text:span text:style-name="T5">declarations'</text:span></text:p>
      <text:p text:style-name="P1"/>
      <text:p text:style-name="P3"><text:span text:style-name="T1">3.1.2.1.1.1<text:tab/></text:span>declarations'<text:span text:style-name="T1"> → </text:span><text:span text:style-name="T2">var id :</text:span><text:span text:style-name="T5"> type</text:span><text:span text:style-name="T3"> </text:span><text:span text:style-name="T2">;</text:span><text:span text:style-name="T3"> </text:span><text:span text:style-name="T5">declarations'</text:span></text:p>
      <text:p text:style-name="P3"><text:span text:style-name="T1">3.1.2.2.1.1<text:tab/></text:span>declarations'<text:span text:style-name="T1"> → </text:span><text:span text:style-name="T2">ε</text:span></text:p>
      <text:p text:style-name="P1"/>
      <text:p text:style-name="P3"><text:span text:style-name="T3">4.1.1.1.1.1<text:tab/></text:span><text:span text:style-name="T5">type</text:span><text:span text:style-name="T3"> → </text:span><text:span text:style-name="T5">standard_type</text:span></text:p>
      <text:p text:style-name="P2"><text:span text:style-name="T5">4.2.1.1.1.1<text:tab/></text:span><text:span text:style-name="T7">type</text:span><text:span text:style-name="T5"> → </text:span><text:span text:style-name="T4">array [ num .. num ] of</text:span><text:span text:style-name="T5"> </text:span><text:span text:style-name="T7">standard_type</text:span></text:p>
      <text:p text:style-name="P1"/>
      <text:p text:style-name="P2"><text:span text:style-name="T5">5.1.1.1.1.1<text:tab/></text:span><text:span text:style-name="T7">standard_type</text:span><text:span text:style-name="T5"> → </text:span><text:span text:style-name="T4">integer</text:span></text:p>
      <text:p text:style-name="P2"><text:span text:style-name="T5">5.2.1.1.1.1<text:tab/></text:span><text:span text:style-name="T7">standard_type</text:span><text:span text:style-name="T5"> → </text:span><text:span text:style-name="T4">real</text:span></text:p>
      <text:p text:style-name="P1"/>
      <text:p text:style-name="P1">6.1.1.1.1.1<text:tab/><text:span text:style-name="T6">subprogram_declarations</text:span> →<text:span text:style-name="T6"> subprogram_declaration</text:span> <text:span text:style-name="T4">;</text:span> <text:span text:style-name="T6">subprogram_declarations'</text:span></text:p>
      <text:p text:style-name="P1"/>
      <text:p text:style-name="P1">6.1.2.1.1.1<text:tab/><text:span text:style-name="T6">subprogram_declarations'</text:span> →<text:span text:style-name="T6"> subprogram_declaration</text:span> <text:span text:style-name="T4">;</text:span> <text:span text:style-name="T6">subprogram_declarations'</text:span></text:p>
      <text:p text:style-name="P1">6.1.2.2.1.1<text:tab/><text:span text:style-name="T6">subprogram_declarations'</text:span> →<text:span text:style-name="T6"> </text:span><text:span text:style-name="T4">ε</text:span></text:p>
      <text:p text:style-name="P1"/>
      <text:p text:style-name="P1">7.1.1.1.1.1<text:tab/><text:span text:style-name="T6">subprogram_declaration</text:span> → <text:span text:style-name="T6">subprogram_head subprogram_declaration'</text:span></text:p>
      <text:p text:style-name="P1"/>
      <text:p text:style-name="P1">7.1.1.1.2.1<text:tab/><text:span text:style-name="T6">subprogram_declaration'</text:span> → <text:span text:style-name="T6">declarations subprogram_declaration''</text:span></text:p>
      <text:p text:style-name="P1">7.1.1.1.2.2<text:tab/><text:span text:style-name="T6">subprogram_declaration'</text:span> → <text:span text:style-name="T6">subprogram_declaration''</text:span></text:p>
      <text:p text:style-name="P1"/>
      <text:p text:style-name="P1">7.1.1.1.3.1<text:tab/><text:span text:style-name="T6">subprogram_declaration''</text:span> →<text:span text:style-name="T6"> subprogram_declarations compound_statement</text:span></text:p>
      <text:p text:style-name="P1">7.1.1.1.1.2<text:tab/><text:span text:style-name="T6">subprogram_declaration''</text:span> →<text:span text:style-name="T6"> compound_statement</text:span></text:p>
      <text:p text:style-name="P1"/>
      <text:p text:style-name="P1">8.1.1.1.1.1<text:tab/><text:span text:style-name="T6">subprogram_head</text:span> → <text:span text:style-name="T4">function id</text:span> <text:span text:style-name="T6">subprogram_head'</text:span></text:p>
      <text:p text:style-name="P1"/>
      <text:p text:style-name="P1">8.1.1.1.2.1<text:tab/><text:span text:style-name="T6">subprogram_head'</text:span> → <text:span text:style-name="T4">(</text:span> <text:span text:style-name="T6">parameter_list</text:span> <text:span text:style-name="T4">)</text:span> <text:span text:style-name="T4">:</text:span> <text:span text:style-name="T6">standard_type</text:span> <text:span text:style-name="T4">;</text:span></text:p>
      <text:p text:style-name="P1">8.1.1.1.2.2<text:tab/><text:span text:style-name="T6">subprogram_head'</text:span> → <text:span text:style-name="T4">:</text:span> <text:span text:style-name="T6">standard_type</text:span> <text:span text:style-name="T4">;</text:span></text:p>
      <text:p text:style-name="P1"/>
      <text:p text:style-name="P2"><text:span text:style-name="T5">10.1.1.1.1.1<text:tab/></text:span><text:span text:style-name="T7">parameter_list</text:span><text:span text:style-name="T5"> → </text:span><text:span text:style-name="T4">id :</text:span><text:span text:style-name="T5"> </text:span><text:span text:style-name="T7">type parameter_list'</text:span></text:p>
      <text:p text:style-name="P1"/>
      <text:p text:style-name="P1">10.1.2.1.1.1<text:tab/><text:span text:style-name="T6">parameter_list'</text:span> → <text:span text:style-name="T4">;</text:span> <text:span text:style-name="T4">id :</text:span> <text:span text:style-name="T6">type parameter_list'</text:span></text:p>
      <text:p text:style-name="P1">10.1.2.2.1.1<text:tab/><text:span text:style-name="T6">parameter_list'</text:span> → <text:span text:style-name="T4">ε</text:span></text:p>
      <text:p text:style-name="P1"/>
      <text:p text:style-name="P1">11.1.1.1.1.1<text:tab/><text:span text:style-name="T6">compound_statement</text:span> → <text:span text:style-name="T4">begin</text:span> <text:span text:style-name="T6">compound_statement'</text:span></text:p>
      <text:p text:style-name="P1"/>
      <text:p text:style-name="P1">11.1.1.1.2.1<text:tab/><text:span text:style-name="T6">compound_statement'</text:span> → <text:span text:style-name="T6">statement_list</text:span><text:span text:style-name="T4"> end</text:span></text:p>
      <text:p text:style-name="P1">11.1.1.1.2.2<text:tab/><text:span text:style-name="T6">compound_statement'</text:span> → <text:span text:style-name="T4">end</text:span></text:p>
      <text:p text:style-name="P1"/>
      <text:p text:style-name="P1">13.1.1.1.1.1<text:tab/><text:span text:style-name="T6">statement_list</text:span> → <text:span text:style-name="T6">statement statement_list'</text:span></text:p>
      <text:p text:style-name="P1"/>
      <text:p text:style-name="P1">13.1.2.1.1.1<text:tab/><text:span text:style-name="T6">statement_list'</text:span> → <text:span text:style-name="T4">;</text:span> <text:span text:style-name="T6">statement statement_list'</text:span></text:p>
      <text:p text:style-name="P1">13.1.2.2.1.1<text:tab/><text:span text:style-name="T6">statement_list'</text:span> → <text:span text:style-name="T4">ε</text:span></text:p>
      <text:p text:style-name="P1"/>
      <text:p text:style-name="P1">14.1.1.1.1.1<text:tab/><text:span text:style-name="T6">statement</text:span> → <text:span text:style-name="T6">variable</text:span> <text:span text:style-name="T4">assignop</text:span> <text:span text:style-name="T6">expression</text:span></text:p>
      <text:p text:style-name="P1"><text:soft-page-break/>14.2.1.1.1.1<text:tab/><text:span text:style-name="T6">statement</text:span> → <text:span text:style-name="T6">compound_statement</text:span></text:p>
      <text:p text:style-name="P1">14.5.1.1.1.1<text:tab/><text:span text:style-name="T6">statement</text:span> → <text:span text:style-name="T4">while</text:span> <text:span text:style-name="T6">expression</text:span> <text:span text:style-name="T4">do</text:span> <text:span text:style-name="T6">statement</text:span></text:p>
      <text:p text:style-name="P1">14.3.1.1.1.1<text:tab/><text:span text:style-name="T6">statement</text:span> → <text:span text:style-name="T4">if</text:span> <text:span text:style-name="T6">expression</text:span> <text:span text:style-name="T4">then</text:span> <text:span text:style-name="T6">statement statement'</text:span></text:p>
      <text:p text:style-name="P1"/>
      <text:p text:style-name="P1">14.3.1.1.2.1<text:tab/><text:span text:style-name="T6">statement'</text:span> → <text:span text:style-name="T4">else</text:span> <text:span text:style-name="T6">statement</text:span></text:p>
      <text:p text:style-name="P1">14.3.1.1.2.2<text:tab/><text:span text:style-name="T6">statement'</text:span> → <text:span text:style-name="T4">ε</text:span></text:p>
      <text:p text:style-name="P1"/>
      <text:p text:style-name="P1">15.1.1.1.1.1<text:tab/><text:span text:style-name="T6">variable</text:span> → <text:span text:style-name="T4">id</text:span> <text:span text:style-name="T6">variable'</text:span></text:p>
      <text:p text:style-name="P1"/>
      <text:p text:style-name="P1">15.1.1.1.2.1<text:tab/><text:span text:style-name="T6">variable'</text:span> → <text:span text:style-name="T4">[</text:span> <text:span text:style-name="T6">expression</text:span><text:span text:style-name="T4"> ]</text:span></text:p>
      <text:p text:style-name="P1">15.1.1.1.2.1<text:tab/><text:span text:style-name="T6">variable'</text:span> → <text:span text:style-name="T4">ε</text:span></text:p>
      <text:p text:style-name="P1"/>
      <text:p text:style-name="P1">16.1.1.1.1.1<text:tab/><text:span text:style-name="T6">expression_list</text:span> → <text:span text:style-name="T6">expression expression_list'</text:span></text:p>
      <text:p text:style-name="P1"/>
      <text:p text:style-name="P1">16.1.2.1.1.1<text:tab/><text:span text:style-name="T6">expression_list'</text:span> → <text:span text:style-name="T4">,</text:span> <text:span text:style-name="T6">expression expression_list'</text:span></text:p>
      <text:p text:style-name="P1">16.1.2.2.1.1<text:tab/><text:span text:style-name="T6">expression_list'</text:span> → <text:span text:style-name="T4">ε</text:span></text:p>
      <text:p text:style-name="P1"/>
      <text:p text:style-name="P1">17.1.1.1.1.1<text:tab/><text:span text:style-name="T6">expression</text:span> → <text:span text:style-name="T6">simple_expression expression'</text:span></text:p>
      <text:p text:style-name="P1"/>
      <text:p text:style-name="P1">17.1.1.1.2.1<text:tab/><text:span text:style-name="T6">expression'</text:span> → <text:span text:style-name="T4">relop</text:span> <text:span text:style-name="T6">simple_expression</text:span></text:p>
      <text:p text:style-name="P1">17.1.1.1.2.2<text:tab/><text:span text:style-name="T6">expression'</text:span> → <text:span text:style-name="T4">ε</text:span></text:p>
      <text:p text:style-name="P1"/>
      <text:p text:style-name="P1">18.1.1.1.1.1<text:tab/><text:span text:style-name="T6">simple_expression</text:span> → <text:span text:style-name="T6">term simple_expression'</text:span></text:p>
      <text:p text:style-name="P1">18.2.1.1.1.1<text:tab/><text:span text:style-name="T6">simple_expression</text:span> → <text:span text:style-name="T6">sign term simple_expression'</text:span></text:p>
      <text:p text:style-name="P1"><text:span text:style-name="T6"/></text:p>
      <text:p text:style-name="P1">18.3.2.1.1.1<text:tab/><text:span text:style-name="T6">simple_expression'</text:span> → <text:span text:style-name="T4">addop</text:span><text:span text:style-name="T6"> term simple_expression'</text:span></text:p>
      <text:p text:style-name="P1">18.3.2.2.1.1<text:tab/><text:span text:style-name="T6">simple_expression'</text:span> → <text:span text:style-name="T4">ε</text:span></text:p>
      <text:p text:style-name="P1"/>
      <text:p text:style-name="P1">19.1.1.1.1.1<text:tab/><text:span text:style-name="T6">term</text:span> → <text:span text:style-name="T6">factor term'</text:span></text:p>
      <text:p text:style-name="P1"><text:span text:style-name="T6"/></text:p>
      <text:p text:style-name="P1">19.2.2.1.1.1<text:tab/><text:span text:style-name="T6">term'</text:span> → <text:span text:style-name="T4">mulop</text:span> <text:span text:style-name="T6">factor term'</text:span></text:p>
      <text:p text:style-name="P1">19.2.2.2.1.1<text:tab/><text:span text:style-name="T6">term'</text:span> → <text:span text:style-name="T4">ε</text:span></text:p>
      <text:p text:style-name="P1"/>
      <text:p text:style-name="P1">20.4.1.1.1.1<text:tab/><text:span text:style-name="T6">factor</text:span> → <text:span text:style-name="T4">num</text:span></text:p>
      <text:p text:style-name="P1">20.5.1.1.1.1<text:tab/><text:span text:style-name="T6">factor</text:span> → <text:span text:style-name="T4">not</text:span> <text:span text:style-name="T6">factor</text:span></text:p>
      <text:p text:style-name="P1">20.6.1.1.1.1<text:tab/><text:span text:style-name="T6">factor</text:span> → <text:span text:style-name="T4">(</text:span> <text:span text:style-name="T6">expression</text:span> <text:span text:style-name="T4">)</text:span></text:p>
      <text:p text:style-name="P1">20.1.1.1.1.1<text:tab/><text:span text:style-name="T6">factor</text:span> → <text:span text:style-name="T4">id</text:span> <text:span text:style-name="T6">factor'</text:span></text:p>
      <text:p text:style-name="P1"/>
      <text:p text:style-name="P1">20.1.1.1.2.1<text:tab/><text:span text:style-name="T6">factor'</text:span> → <text:span text:style-name="T4">(</text:span> <text:span text:style-name="T6">expression_list</text:span> <text:span text:style-name="T4">)</text:span></text:p>
      <text:p text:style-name="P1">20.1.1.1.2.2<text:tab/><text:span text:style-name="T6">factor'</text:span> → <text:span text:style-name="T4">[</text:span> <text:span text:style-name="T6">expression</text:span><text:span text:style-name="T4"> ]</text:span></text:p>
      <text:p text:style-name="P1">20.1.1.1.2.3<text:tab/><text:span text:style-name="T6">factor'</text:span> → <text:span text:style-name="T4">ε</text:span></text:p>
      <text:p text:style-name="P1"/>
      <text:p text:style-name="P1">21.1.1.1.1.1<text:tab/><text:span text:style-name="T6">sign</text:span> → <text:span text:style-name="T4">+</text:span></text:p>
      <text:p text:style-name="P1">21.2.1.1.1.1<text:tab/><text:span text:style-name="T6">sign</text:span> → <text:span text:style-name="T4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3T16:09:52</meta:creation-date>
    <dc:date>2009-07-14T14:08:10</dc:date>
    <meta:editing-duration>PT32H59M47S</meta:editing-duration>
    <meta:editing-cycles>53</meta:editing-cycles>
    <meta:generator>OpenOffice.org/3.0$Unix OpenOffice.org_project/300m15$Build-9379</meta:generator>
    <meta:document-statistic meta:table-count="0" meta:image-count="0" meta:object-count="0" meta:page-count="2" meta:paragraph-count="66" meta:word-count="356" meta:character-count="3106"/>
    <meta:user-defined meta:name="Info 1"/>
    <meta:user-defined meta:name="Info 2"/>
    <meta:user-defined meta:name="Info 3"/>
    <meta:user-defined meta:name="Info 4"/>
  </office:meta>
</office:document-meta>
</file>